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50000006CFF1226E5A43AB4F9.png" manifest:media-type="image/png"/>
  <manifest:file-entry manifest:full-path="Pictures/10000000000001B3000001223FE7605AAD7CB94D.png" manifest:media-type="image/png"/>
  <manifest:file-entry manifest:full-path="Pictures/100000000000001500000086A8A2FA711D6F6F87.png" manifest:media-type="image/png"/>
  <manifest:file-entry manifest:full-path="Pictures/10000000000001B30000012230A9242A5135339F.png" manifest:media-type="image/png"/>
  <manifest:file-entry manifest:full-path="Pictures/10000000000001B300000122A262DD41CF349D00.png" manifest:media-type="image/png"/>
  <manifest:file-entry manifest:full-path="Pictures/10000000000001B3000000D8AAC0C34BB2F753FA.png" manifest:media-type="image/png"/>
  <manifest:file-entry manifest:full-path="Pictures/10000000000000150000008EB477313CB3A74A3E.png" manifest:media-type="image/png"/>
  <manifest:file-entry manifest:full-path="Pictures/10000000000001B300000147B193B56EB29B774C.png" manifest:media-type="image/png"/>
  <manifest:file-entry manifest:full-path="Pictures/100000000000002A0000001AEB8623EBD849523F.png" manifest:media-type="image/png"/>
  <manifest:file-entry manifest:full-path="Pictures/1000000000000015000000349D25FF7671E7AD16.png" manifest:media-type="image/png"/>
  <manifest:file-entry manifest:full-path="Pictures/1000000000000035000000159EB0F1C13D9265DD.png" manifest:media-type="image/png"/>
  <manifest:file-entry manifest:full-path="Pictures/10000000000001B300000122442293A2DD7009EB.png" manifest:media-type="image/png"/>
  <manifest:file-entry manifest:full-path="Pictures/10000000000000540000001E7A88FB4BADD392F2.png" manifest:media-type="image/png"/>
  <manifest:file-entry manifest:full-path="Pictures/10000000000000150000003A692959BDBBFFAC92.png" manifest:media-type="image/png"/>
  <manifest:file-entry manifest:full-path="Pictures/10000000000000150000006C5D8054049BD0D2B0.png" manifest:media-type="image/png"/>
  <manifest:file-entry manifest:full-path="Pictures/1000000000000015000000620E0830942BEED728.png" manifest:media-type="image/png"/>
  <manifest:file-entry manifest:full-path="Pictures/10000000000001BA00000122C1B9E2F8A833FF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0.8791in" svg:height="0.3075in" draw:z-index="0"><draw:image xlink:href="Pictures/10000000000000540000001E7A88FB4BADD392F2.png" xlink:type="simple" xlink:show="embed" xlink:actuate="onLoad"/></draw:frame><draw:frame draw:style-name="fr2" draw:name="Image2" text:anchor-type="paragraph" svg:x="3.2417in" svg:y="0.3071in" svg:width="0.4417in" svg:height="0.2693in" draw:z-index="1"><draw:image xlink:href="Pictures/100000000000002A0000001AEB8623EBD849523F.png" xlink:type="simple" xlink:show="embed" xlink:actuate="onLoad"/></draw:frame><draw:frame draw:style-name="fr2" draw:name="Image3" text:anchor-type="paragraph" svg:x="1.1992in" svg:y="0.6665in" svg:width="4.5272in" svg:height="2.2453in" draw:z-index="2"><draw:image xlink:href="Pictures/10000000000001B3000000D8AAC0C34BB2F753FA.png" xlink:type="simple" xlink:show="embed" xlink:actuate="onLoad"/></draw:frame><draw:frame draw:style-name="fr2" draw:name="Image4" text:anchor-type="paragraph" svg:x="3.2264in" svg:y="2.9791in" svg:width="0.5563in" svg:height="0.2217in" draw:z-index="3"><draw:image xlink:href="Pictures/1000000000000035000000159EB0F1C13D9265DD.png" xlink:type="simple" xlink:show="embed" xlink:actuate="onLoad"/></draw:frame><draw:frame draw:style-name="fr2" draw:name="Image5" text:anchor-type="paragraph" svg:x="0.9043in" svg:y="1.2083in" svg:width="0.2217in" svg:height="1.1299in" draw:z-index="4"><draw:image xlink:href="Pictures/10000000000000150000006C5D8054049BD0D2B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paragraph" svg:x="3.0228in" svg:y="0.1154in" svg:width="0.8791in" svg:height="0.3075in" draw:z-index="5"><draw:image xlink:href="Pictures/10000000000000540000001E7A88FB4BADD392F2.png" xlink:type="simple" xlink:show="embed" xlink:actuate="onLoad"/></draw:frame></text:p>
      <text:p text:style-name="Standard"><draw:frame draw:style-name="fr2" draw:name="Image8" text:anchor-type="paragraph" svg:x="1.1992in" svg:y="0.5311in" svg:width="4.5272in" svg:height="3.0161in" draw:z-index="7"><draw:image xlink:href="Pictures/10000000000001B300000122442293A2DD7009EB.png" xlink:type="simple" xlink:show="embed" xlink:actuate="onLoad"/></draw:frame></text:p>
      <text:p text:style-name="Standard"><draw:frame draw:style-name="fr2" draw:name="Image7" text:anchor-type="paragraph" svg:x="3.2417in" svg:y="0.0173in" svg:width="0.4417in" svg:height="0.2693in" draw:z-index="6"><draw:image xlink:href="Pictures/100000000000002A0000001AEB8623EBD84952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4" text:anchor-type="paragraph" svg:x="0.8835in" svg:y="0.1063in" svg:width="0.2217in" svg:height="1.0252in" draw:z-index="33"><draw:image xlink:href="Pictures/1000000000000015000000620E0830942BEED72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paragraph" svg:x="3.1744in" svg:y="0.0228in" svg:width="0.5563in" svg:height="0.2217in" draw:z-index="8"><draw:image xlink:href="Pictures/1000000000000035000000159EB0F1C13D9265D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paragraph" svg:x="1.1992in" svg:y="0.7811in" svg:width="4.5272in" svg:height="3.402in" draw:z-index="9"><draw:image xlink:href="Pictures/10000000000001B300000147B193B56EB29B774C.png" xlink:type="simple" xlink:show="embed" xlink:actuate="onLoad"/></draw:frame><draw:frame draw:style-name="fr2" draw:name="Image12" text:anchor-type="paragraph" svg:x="3.0228in" svg:y="0.1154in" svg:width="0.8791in" svg:height="0.3075in" draw:z-index="10"><draw:image xlink:href="Pictures/10000000000000540000001E7A88FB4BADD392F2.png" xlink:type="simple" xlink:show="embed" xlink:actuate="onLoad"/></draw:frame><draw:frame draw:style-name="fr2" draw:name="Image13" text:anchor-type="paragraph" svg:x="3.2417in" svg:y="0.422in" svg:width="0.4417in" svg:height="0.2693in" draw:z-index="11"><draw:image xlink:href="Pictures/100000000000002A0000001AEB8623EBD849523F.png" xlink:type="simple" xlink:show="embed" xlink:actuate="onLoad"/></draw:frame><draw:frame draw:style-name="fr2" draw:name="Image14" text:anchor-type="paragraph" svg:x="3.2055in" svg:y="4.2835in" svg:width="0.5563in" svg:height="0.2217in" draw:z-index="12"><draw:image xlink:href="Pictures/1000000000000035000000159EB0F1C13D9265D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5" text:anchor-type="paragraph" svg:x="0.8728in" svg:y="0.0043in" svg:width="0.2217in" svg:height="0.6083in" draw:z-index="34"><draw:image xlink:href="Pictures/10000000000000150000003A692959BDBBFFAC9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6" text:anchor-type="paragraph" svg:x="3.0228in" svg:y="0.1154in" svg:width="0.8791in" svg:height="0.3075in" draw:z-index="13"><draw:image xlink:href="Pictures/10000000000000540000001E7A88FB4BADD392F2.png" xlink:type="simple" xlink:show="embed" xlink:actuate="onLoad"/></draw:frame><draw:frame draw:style-name="fr2" draw:name="Image17" text:anchor-type="paragraph" svg:x="3.2417in" svg:y="0.422in" svg:width="0.4417in" svg:height="0.2693in" draw:z-index="14"><draw:image xlink:href="Pictures/100000000000002A0000001AEB8623EBD849523F.png" xlink:type="simple" xlink:show="embed" xlink:actuate="onLoad"/></draw:frame><draw:frame draw:style-name="fr2" draw:name="Image10" text:anchor-type="paragraph" svg:x="1.2457in" svg:y="0.7917in" svg:width="4.6in" svg:height="3.0165in" draw:z-index="15"><draw:image xlink:href="Pictures/10000000000001BA00000122C1B9E2F8A833FF19.png" xlink:type="simple" xlink:show="embed" xlink:actuate="onLoad"/></draw:frame><draw:frame draw:style-name="fr2" draw:name="Image15" text:anchor-type="paragraph" svg:x="3.1638in" svg:y="3.8957in" svg:width="0.5563in" svg:height="0.2217in" draw:z-index="16"><draw:image xlink:href="Pictures/1000000000000035000000159EB0F1C13D9265DD.png" xlink:type="simple" xlink:show="embed" xlink:actuate="onLoad"/></draw:frame><draw:frame draw:style-name="fr2" draw:name="Image18" text:anchor-type="paragraph" svg:x="1.0252in" svg:y="2.0937in" svg:width="0.2217in" svg:height="0.5457in" draw:z-index="17"><draw:image xlink:href="Pictures/1000000000000015000000349D25FF7671E7AD1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9" text:anchor-type="paragraph" svg:x="3.0228in" svg:y="0.1154in" svg:width="0.8791in" svg:height="0.3075in" draw:z-index="18"><draw:image xlink:href="Pictures/10000000000000540000001E7A88FB4BADD392F2.png" xlink:type="simple" xlink:show="embed" xlink:actuate="onLoad"/></draw:frame><draw:frame draw:style-name="fr2" draw:name="Image20" text:anchor-type="paragraph" svg:x="3.2417in" svg:y="0.422in" svg:width="0.4417in" svg:height="0.2693in" draw:z-index="19"><draw:image xlink:href="Pictures/100000000000002A0000001AEB8623EBD849523F.png" xlink:type="simple" xlink:show="embed" xlink:actuate="onLoad"/></draw:frame><draw:frame draw:style-name="fr2" draw:name="Image21" text:anchor-type="paragraph" svg:x="1.1992in" svg:y="0.698in" svg:width="4.5272in" svg:height="3.0161in" draw:z-index="20"><draw:image xlink:href="Pictures/10000000000001B30000012230A9242A5135339F.png" xlink:type="simple" xlink:show="embed" xlink:actuate="onLoad"/></draw:frame><draw:frame draw:style-name="fr2" draw:name="Image22" text:anchor-type="paragraph" svg:x="0.9043in" svg:y="1.3854in" svg:width="0.2217in" svg:height="1.4835in" draw:z-index="21"><draw:image xlink:href="Pictures/10000000000000150000008EB477313CB3A74A3E.png" xlink:type="simple" xlink:show="embed" xlink:actuate="onLoad"/></draw:frame><draw:frame draw:style-name="fr2" draw:name="Image23" text:anchor-type="paragraph" svg:x="3.2472in" svg:y="3.7811in" svg:width="0.5563in" svg:height="0.2217in" draw:z-index="22"><draw:image xlink:href="Pictures/1000000000000035000000159EB0F1C13D9265D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4" text:anchor-type="paragraph" svg:x="3.0228in" svg:y="0in" svg:width="0.8791in" svg:height="0.3075in" draw:z-index="23"><draw:image xlink:href="Pictures/10000000000000540000001E7A88FB4BADD392F2.png" xlink:type="simple" xlink:show="embed" xlink:actuate="onLoad"/></draw:frame></text:p>
      <text:p text:style-name="Standard"><draw:frame draw:style-name="fr2" draw:name="Image25" text:anchor-type="paragraph" svg:x="3.2417in" svg:y="0.1535in" svg:width="0.4417in" svg:height="0.2693in" draw:z-index="24"><draw:image xlink:href="Pictures/100000000000002A0000001AEB8623EBD849523F.png" xlink:type="simple" xlink:show="embed" xlink:actuate="onLoad"/></draw:frame><draw:frame draw:style-name="fr2" draw:name="Image26" text:anchor-type="paragraph" svg:x="1.1992in" svg:y="0.4689in" svg:width="4.5272in" svg:height="3.0161in" draw:z-index="25"><draw:image xlink:href="Pictures/10000000000001B300000122A262DD41CF349D00.png" xlink:type="simple" xlink:show="embed" xlink:actuate="onLoad"/></draw:frame><draw:frame draw:style-name="fr2" draw:name="Image27" text:anchor-type="paragraph" svg:x="0.8835in" svg:y="1.252in" svg:width="0.2217in" svg:height="1.4008in" draw:z-index="26"><draw:image xlink:href="Pictures/100000000000001500000086A8A2FA711D6F6F87.png" xlink:type="simple" xlink:show="embed" xlink:actuate="onLoad"/></draw:frame><draw:frame draw:style-name="fr2" draw:name="Image28" text:anchor-type="paragraph" svg:x="3.2575in" svg:y="3.5937in" svg:width="0.5563in" svg:height="0.2217in" draw:z-index="27"><draw:image xlink:href="Pictures/1000000000000035000000159EB0F1C13D9265D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9" text:anchor-type="paragraph" svg:x="3.0228in" svg:y="0in" svg:width="0.8791in" svg:height="0.3075in" draw:z-index="28"><draw:image xlink:href="Pictures/10000000000000540000001E7A88FB4BADD392F2.png" xlink:type="simple" xlink:show="embed" xlink:actuate="onLoad"/></draw:frame><draw:frame draw:style-name="fr2" draw:name="Image30" text:anchor-type="paragraph" svg:x="3.2417in" svg:y="0.3618in" svg:width="0.4417in" svg:height="0.2693in" draw:z-index="29"><draw:image xlink:href="Pictures/100000000000002A0000001AEB8623EBD849523F.png" xlink:type="simple" xlink:show="embed" xlink:actuate="onLoad"/></draw:frame><draw:frame draw:style-name="fr2" draw:name="Image31" text:anchor-type="paragraph" svg:x="1.1992in" svg:y="0.8126in" svg:width="4.5272in" svg:height="3.0161in" draw:z-index="30"><draw:image xlink:href="Pictures/10000000000001B3000001223FE7605AAD7CB94D.png" xlink:type="simple" xlink:show="embed" xlink:actuate="onLoad"/></draw:frame><draw:frame draw:style-name="fr2" draw:name="Image32" text:anchor-type="paragraph" svg:x="3.2472in" svg:y="3.9374in" svg:width="0.5563in" svg:height="0.2217in" draw:z-index="31"><draw:image xlink:href="Pictures/1000000000000035000000159EB0F1C13D9265DD.png" xlink:type="simple" xlink:show="embed" xlink:actuate="onLoad"/></draw:frame><draw:frame draw:style-name="fr2" draw:name="Image33" text:anchor-type="paragraph" svg:x="0.8626in" svg:y="1.7083in" svg:width="0.2217in" svg:height="1.1299in" draw:z-index="32"><draw:image xlink:href="Pictures/10000000000000150000006CFF1226E5A43AB4F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7:06:38.752004914</meta:creation-date>
    <dc:date>2017-01-11T17:31:22.699559258</dc:date>
    <meta:editing-duration>PT4M33S</meta:editing-duration>
    <meta:editing-cycles>1</meta:editing-cycles>
    <meta:document-statistic meta:table-count="0" meta:image-count="35" meta:object-count="0" meta:page-count="4" meta:paragraph-count="0" meta:word-count="0" meta:character-count="0" meta:non-whitespace-character-count="0"/>
    <meta:generator>LibreOffice/5.1.4.2$Linux_X86_64 LibreOffice_project/10m0$Build-2</meta:generator>
  </office:meta>
</office:document-meta>
</file>